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20000021392AF67F431D7DF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P3" style:family="paragraph" style:parent-style-name="Standard">
      <style:text-properties officeooo:rsid="0010fbee" officeooo:paragraph-rsid="0018b914"/>
    </style:style>
    <style:style style:name="T1" style:family="text">
      <style:text-properties officeooo:rsid="000eb319"/>
    </style:style>
    <style:style style:name="T2" style:family="text">
      <style:text-properties officeooo:rsid="00121211"/>
    </style:style>
    <style:style style:name="T3" style:family="text">
      <style:text-properties officeooo:rsid="0015e2a2"/>
    </style:style>
    <style:style style:name="T4" style:family="text">
      <style:text-properties officeooo:rsid="001715eb"/>
    </style:style>
    <style:style style:name="T5" style:family="text">
      <style:text-properties officeooo:rsid="001a09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1">815</text:span>: <text:span text:style-name="T5">EMITIR NF REMESSA ZGAA – CENÁRIO 04</text:span></text:p>
      <text:p text:style-name="P1"/>
      <text:p text:style-name="P3"><draw:frame draw:style-name="fr1" draw:name="Figura1" text:anchor-type="paragraph" svg:width="17cm" svg:height="11.485cm" draw:z-index="0"><draw:image xlink:href="Pictures/10000000000003120000021392AF67F431D7DF38.png" xlink:type="simple" xlink:show="embed" xlink:actuate="onLoad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21T16:26:47.945000000</dc:date>
    <meta:editing-duration>PT3H37M38S</meta:editing-duration>
    <meta:editing-cycles>16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2" meta:word-count="11" meta:character-count="53" meta:non-whitespace-character-count="43"/>
  </office:meta>
</office:document-meta>
</file>